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4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align="start" fo:text-indent="0cm"/>
    </style:style>
    <style:style style:name="P6" style:family="paragraph">
      <loext:graphic-properties draw:fill="none" draw:fill-color="#ffffff"/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style:paragraph-properties fo:margin-left="2.062cm" fo:margin-right="0cm" fo:text-align="center" fo:text-indent="-2.062cm"/>
    </style:style>
    <style:style style:name="P8" style:family="paragraph">
      <loext:graphic-properties draw:fill="none" draw:fill-color="#ffffff"/>
      <style:paragraph-properties fo:margin-left="2.062cm" fo:margin-right="0cm" fo:text-align="center" fo:text-indent="-2.062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2.062cm" fo:margin-right="0cm" fo:text-align="center" fo:text-indent="-2.062cm"/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Arial2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4cm" svg:height="3.204cm" svg:x="1.27cm" svg:y="0.607cm">
          <draw:text-box>
            <text:p text:style-name="P1"><text:span text:style-name="T1">HYMN #419</text:span></text:p>
            <text:p text:style-name="P1"><text:span text:style-name="T2">“</text:span><text:span text:style-name="T2">Savior, When in Dust to Th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>
        <draw:frame draw:style-name="gr3" draw:text-style-name="P4" draw:layer="layout" svg:width="25.4cm" svg:height="7.011cm" svg:x="1.294cm" svg:y="0.468cm">
          <draw:text-box>
            <text:p text:style-name="P1"><text:span text:style-name="T3">1.</text:span><text:span text:style-name="T4"> Savior, when in dust to Thee</text:span><text:span text:style-name="T4"><text:line-break/></text:span><text:span text:style-name="T4">Low we bow the_adoring knee;</text:span><text:span text:style-name="T4"><text:line-break/></text:span><text:span text:style-name="T4">When, repentant, to the skies</text:span><text:span text:style-name="T4"><text:line-break/></text:span><text:span text:style-name="T4">Scarce we lift our weeping eyes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>
        <draw:frame draw:style-name="gr3" draw:text-style-name="P4" draw:layer="layout" svg:width="25.4cm" svg:height="7.011cm" svg:x="1.27cm" svg:y="0.254cm">
          <draw:text-box>
            <text:p text:style-name="P1"><text:span text:style-name="T4">O, by all Thy pains and woe</text:span><text:span text:style-name="T4"><text:line-break/></text:span><text:span text:style-name="T4">Suffered once for us below,</text:span><text:span text:style-name="T4"><text:line-break/></text:span><text:span text:style-name="T4">Bending from Thy throne on high,</text:span><text:span text:style-name="T4"><text:line-break/></text:span><text:span text:style-name="T4">Hear our penitential c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draw:frame draw:style-name="gr3" draw:text-style-name="P4" draw:layer="layout" svg:width="25.4cm" svg:height="7.011cm" svg:x="1.27cm" svg:y="0.609cm">
          <draw:text-box>
            <text:p text:style-name="P1"><text:span text:style-name="T5">2. By Thy helpless infant years,</text:span><text:span text:style-name="T5"><text:line-break/></text:span><text:span text:style-name="T5">By Thy life of want and tears,</text:span><text:span text:style-name="T5"><text:line-break/></text:span><text:span text:style-name="T5">By Thy days of deep distress</text:span><text:span text:style-name="T5"><text:line-break/></text:span><text:span text:style-name="T5">In the savage wilderness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draw:frame draw:style-name="gr4" draw:text-style-name="P6" draw:layer="layout" svg:width="25.4cm" svg:height="8.655cm" svg:x="1.27cm" svg:y="0.508cm">
          <draw:text-box>
            <text:p text:style-name="P1"><text:span text:style-name="T5">By the dread, mysterious hour</text:span><text:span text:style-name="T5"><text:line-break/></text:span><text:span text:style-name="T5">Of the_insulting tempter’s pow’r,</text:span><text:span text:style-name="T5"><text:line-break/></text:span><text:span text:style-name="T5">Turn, O turn a fav’ring eye;</text:span><text:span text:style-name="T5"><text:line-break/></text:span><text:span text:style-name="T5">Hear our penitential cry!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3" draw:text-style-name="P8" draw:layer="layout" svg:width="25.4cm" svg:height="7.011cm" svg:x="1.27cm" svg:y="0.609cm">
          <draw:text-box>
            <text:p text:style-name="P7"><text:span text:style-name="T7">3.</text:span><text:span text:style-name="T5"> By Thine hour of dire despair,</text:span></text:p>
            <text:p text:style-name="P7"><text:span text:style-name="T5">By Thine agony of prayer,</text:span></text:p>
            <text:p text:style-name="P7"><text:span text:style-name="T5">By the cross, the nail, the thorn,</text:span></text:p>
            <text:p text:style-name="P7"><text:span text:style-name="T5">Piercing spear, and torturing scor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3" draw:text-style-name="P8" draw:layer="layout" svg:width="25.4cm" svg:height="7.011cm" svg:x="1.27cm" svg:y="0.615cm">
          <draw:text-box>
            <text:p text:style-name="P7"><text:span text:style-name="T5">By the gloom that veiled the skies</text:span></text:p>
            <text:p text:style-name="P7"><text:span text:style-name="T5">O’er the dreadful sacrifice,</text:span></text:p>
            <text:p text:style-name="P7"><text:span text:style-name="T5">Listen to our humble sigh;</text:span></text:p>
            <text:p text:style-name="P7"><text:span text:style-name="T5">Hear our penitential cry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8">
        <draw:frame draw:style-name="gr3" draw:text-style-name="P8" draw:layer="layout" svg:width="25.4cm" svg:height="7.011cm" svg:x="1.248cm" svg:y="0.616cm">
          <draw:text-box>
            <text:p text:style-name="P7"><text:span text:style-name="T7">4.</text:span><text:span text:style-name="T5"> By Thy deep expiring groan,</text:span></text:p>
            <text:p text:style-name="P7"><text:span text:style-name="T5">By the sad sepulchral stone,</text:span></text:p>
            <text:p text:style-name="P7"><text:span text:style-name="T5">By the vault whose dark abode</text:span></text:p>
            <text:p text:style-name="P7"><text:span text:style-name="T5">Held in vain the rising God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9">
        <draw:frame draw:style-name="gr5" draw:text-style-name="P10" draw:layer="layout" svg:width="24.638cm" svg:height="11.701cm" svg:x="1.45cm" svg:y="0.517cm">
          <draw:text-box>
            <text:p text:style-name="P7"><text:span text:style-name="T5">O, from earth to heav’n restored,</text:span></text:p>
            <text:p text:style-name="P7"><text:span text:style-name="T5">Mighty, reascended Lord,</text:span></text:p>
            <text:p text:style-name="P7"><text:span text:style-name="T5">Bending from Thy throne on high,</text:span></text:p>
            <text:p text:style-name="P9"><text:span text:style-name="T5">Hear our penitential cry!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9"><text:s text:c="17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1" svg:font-family="Calibri" style:font-pitch="variable"/>
    <style:font-face style:name="Segoe UI2" svg:font-family="'Segoe UI'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3" style:display-name="Heading 3" style:family="graphic">
      <style:paragraph-properties fo:margin-left="0cm" fo:margin-right="0cm" fo:margin-top="0.871cm" fo:margin-bottom="0.871cm" fo:line-height="106%" fo:text-align="start" fo:text-indent="0cm" style:text-autospace="none"/>
      <style:text-properties style:font-name="Times New Roman" fo:font-family="'Times New Roman'" style:font-family-generic="roman" style:font-pitch="variable" fo:font-size="13.5pt" fo:language="en" fo:country="US" fo:font-weight="bold" style:font-name-asian="Times New Roman1" style:font-family-asian="'Times New Roman'" style:font-pitch-asian="variable" style:font-size-asian="13.5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746cm" fo:margin-bottom="0.187cm" fo:line-height="106%" fo:text-align="start" fo:text-indent="0cm" style:text-autospace="none"/>
      <style:text-properties style:font-name="Calibri" fo:font-family="Calibri" style:font-family-generic="roman" style:font-pitch="variable" fo:font-size="14pt" fo:language="en" fo:country="US" fo:font-weight="bold" style:font-name-asian="Calibri1" style:font-family-asian="Calibri" style:font-pitch-asian="variable" style:font-size-asian="14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1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indent-1-breaks" style:family="graphic">
      <style:paragraph-properties style:text-autospace="none"/>
    </style:style>
    <style:style style:name="woj" style:family="graphic">
      <style:paragraph-properties style:text-autospace="none"/>
    </style:style>
    <style:style style:name="small-caps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chapternum" style:family="graphic">
      <style:paragraph-properties style:text-autospace="none"/>
    </style:style>
    <style:style style:name="Heading_20_4_20_Char" style:display-name="Heading 4 Char" style:family="graphic">
      <style:paragraph-properties style:text-autospace="none"/>
      <style:text-properties fo:font-weight="bold" style:font-name-asian="Times New Roman1" style:font-family-asian="'Times New Roman'" style:font-pitch-asian="variable" style:font-size-asian="14pt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pitch-asian="variable" style:font-size-asian="13.5pt" style:font-weight-asian="bold" style:font-weight-complex="bold"/>
    </style:style>
    <style:style style:name="Balloon_20_Text" style:display-name="Balloon Text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Segoe UI" fo:font-family="'Segoe UI'" style:font-family-generic="roman" style:font-pitch="variable" fo:font-size="9pt" fo:language="en" fo:country="US" style:font-name-asian="Segoe UI2" style:font-family-asian="'Segoe UI'" style:font-pitch-asian="variable" style:font-size-asian="9pt" style:language-asian="ar" style:country-asian="SA"/>
    </style:style>
    <style:style style:name="first-line-none" style:family="graphic">
      <style:paragraph-properties fo:margin-left="0cm" fo:margin-right="0cm" fo:margin-top="0.871cm" fo:margin-bottom="0.871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line" style:family="graphic">
      <style:paragraph-properties fo:margin-left="0cm" fo:margin-right="0cm" fo:margin-top="0.871cm" fo:margin-bottom="0.871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hapter-1" style:family="graphic">
      <style:paragraph-properties fo:margin-left="0cm" fo:margin-right="0cm" fo:margin-top="0.871cm" fo:margin-bottom="0.871cm" fo:line-height="106%" fo:text-align="start" fo:text-indent="0cm"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pitch-asian="variable" style:font-size-asian="12pt" style:language-asian="ar" style:country-asian="SA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11:18:59.750000000</meta:creation-date>
    <dc:date>2019-01-17T18:00:16.739000000</dc:date>
    <meta:editing-duration>PT15M48S</meta:editing-duration>
    <meta:editing-cycles>7</meta:editing-cycles>
    <meta:generator>LibreOffice/6.1.3.2$Windows_X86_64 LibreOffice_project/86daf60bf00efa86ad547e59e09d6bb77c699acb</meta:generator>
    <meta:document-statistic meta:object-count="156"/>
  </office:meta>
</office:document-meta>
</file>